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5.174cm" svg:y="0.778cm">
            <draw:object draw:notify-on-update-of-ranges="results.B2:results.B6 results.C1:results.C1 results.C2:results.C6 results.B2:results.B6 results.D1:results.D1 results.D2:results.D6 results.B2:results.B6 results.E1:results.E1 results.E2:results.E6 results.B2:results.B6 results.F1:results.F1 results.F2:results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9cm" svg:height="9.007cm" svg:x="17.963cm" svg:y="21.915cm">
            <draw:object draw:notify-on-update-of-ranges="results.A26:results.A26 results.C26:results.C35 results.B26:results.B35 results.B66:results.B75 results.A66:results.A66 results.C66:results.C75 results.A86:results.A105 results.B84:results.B84 results.B86:results.B1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09cm" svg:height="9.007cm" svg:x="35.533cm" svg:y="21.77cm">
            <draw:object draw:notify-on-update-of-ranges="results.A26:results.A26 results.D26:results.D35 results.B26:results.B35 results.B66:results.B75 results.A66:results.A66 results.D66:results.D75 results.A86:results.A105 results.C84:results.C84 results.C86:results.C10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009cm" svg:height="9.007cm" svg:x="17.684cm" svg:y="32.181cm">
            <draw:object draw:notify-on-update-of-ranges="results.A26:results.A26 results.E26:results.E35 results.B26:results.B35 results.B66:results.B75 results.A66:results.A66 results.E66:results.E75 results.A86:results.A105 results.D84:results.D84 results.D86:results.D10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6.009cm" svg:height="9.007cm" svg:x="35.891cm" svg:y="32.183cm">
            <draw:object draw:notify-on-update-of-ranges="results.A86:results.A90 results.F1:results.F1 results.E86:results.E90 results.A86:results.A90 results.E84:results.E84 results.E86:results.E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7.768cm" svg:height="10.627cm" svg:x="17.432cm" svg:y="10.235cm">
            <draw:object draw:notify-on-update-of-ranges="results.B25:results.B25 results.B26:results.B35 results.C25:results.C25 results.C26:results.C35 results.D25:results.D25 results.D26:results.D35 results.B26:results.B35 results.D25:results.D25 results.B26:results.B35 results.E25:results.E25 results.E26:results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7.767cm" svg:height="10.627cm" svg:x="35.688cm" svg:y="10.175cm">
            <draw:object draw:notify-on-update-of-ranges="results.B26:results.B35 results.C25:results.C25 results.C66:results.C75 results.B26:results.B35 results.D25:results.D25 results.D66:results.D75 results.B26:results.B35 results.E25:results.E25 results.E66:results.E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.717cm" svg:height="13.486cm" svg:x="29.91cm" svg:y="49.43cm">
            <draw:object draw:notify-on-update-of-ranges="results.D103:results.D103 results.D124:results.D128 results.A124:results.A128 results.F103:results.F103 results.F124:results.F128 results.A124:results.A128 results.H103:results.H103 results.H124:results.H128 results.A124:results.A1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wielkosc instancji</text:p>
          </table:table-cell>
          <table:table-cell office:value-type="string" calcext:value-type="string">
            <text:p>macierz sasiedztwa</text:p>
          </table:table-cell>
          <table:table-cell office:value-type="string" calcext:value-type="string">
            <text:p>lista sasiedztwa</text:p>
          </table:table-cell>
          <table:table-cell office:value-type="string" calcext:value-type="string">
            <text:p>pek wyjsciowy</text:p>
          </table:table-cell>
          <table:table-cell office:value-type="string" calcext:value-type="string">
            <text:p>macierz incydencji</text:p>
          </table:table-cell>
          <table:table-cell office:value-type="string" calcext:value-type="string">
            <text:p>N^2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formula="of:=[.B2]*[.B2]/10000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24" calcext:value-type="float">
            <text:p>1424</text:p>
          </table:table-cell>
          <table:table-cell table:formula="of:=[.B3]*[.B3]/10000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112" calcext:value-type="float">
            <text:p>5112</text:p>
          </table:table-cell>
          <table:table-cell table:formula="of:=[.B4]*[.B4]/10000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1943" calcext:value-type="float">
            <text:p>11943</text:p>
          </table:table-cell>
          <table:table-cell table:formula="of:=[.B5]*[.B5]/10000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3513" calcext:value-type="float">
            <text:p>23513</text:p>
          </table:table-cell>
          <table:table-cell table:formula="of:=[.B6]*[.B6]/100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6"/>
          <table:table-cell table:formula="of:=[.A7]*[.A7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8]*[.A8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9]*[.A9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0]*[.A10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1]*[.A11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2]*[.A12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3]*[.A13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4]*[.A14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5]*[.A15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6]*[.A16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7]*[.A17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8]*[.A18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9]*[.A19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20]*[.A20]/10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21]*[.A21]/10000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estosc</text:p>
          </table:table-cell>
          <table:table-cell office:value-type="string" calcext:value-type="string">
            <text:p>wielkosc instancji</text:p>
          </table:table-cell>
          <table:table-cell office:value-type="string" calcext:value-type="string">
            <text:p>macierz sasiedztwa</text:p>
          </table:table-cell>
          <table:table-cell office:value-type="string" calcext:value-type="string">
            <text:p>lista sasiedztwa</text:p>
          </table:table-cell>
          <table:table-cell office:value-type="string" calcext:value-type="string">
            <text:p>pek wyjsci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600" calcext:value-type="float">
            <text:p>1600</text:p>
          </table:table-cell>
          <table:table-cell office:value-type="float" office:value="216" calcext:value-type="float">
            <text:p>21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270" calcext:value-type="float">
            <text:p>270</text:p>
          </table:table-cell>
          <table:table-cell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335" calcext:value-type="float">
            <text:p>335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800" calcext:value-type="float">
            <text:p>80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400" calcext:value-type="float">
            <text:p>1400</text:p>
          </table:table-cell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600" calcext:value-type="float">
            <text:p>1600</text:p>
          </table:table-cell>
          <table:table-cell office:value-type="float" office:value="375" calcext:value-type="float">
            <text:p>375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800" calcext:value-type="float">
            <text:p>180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580" calcext:value-type="float">
            <text:p>580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800" calcext:value-type="float">
            <text:p>800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400" calcext:value-type="float">
            <text:p>1400</text:p>
          </table:table-cell>
          <table:table-cell office:value-type="float" office:value="373" calcext:value-type="float">
            <text:p>373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600" calcext:value-type="float">
            <text:p>1600</text:p>
          </table:table-cell>
          <table:table-cell office:value-type="float" office:value="497" calcext:value-type="float">
            <text:p>497</text:p>
          </table:table-cell>
          <table:table-cell office:value-type="float" office:value="408" calcext:value-type="float">
            <text:p>408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800" calcext:value-type="float">
            <text:p>1800</text:p>
          </table:table-cell>
          <table:table-cell office:value-type="float" office:value="639" calcext:value-type="float">
            <text:p>639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790" calcext:value-type="float">
            <text:p>790</text:p>
          </table:table-cell>
          <table:table-cell office:value-type="float" office:value="655" calcext:value-type="float">
            <text:p>655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800" calcext:value-type="float">
            <text:p>80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200" calcext:value-type="float">
            <text:p>1200</text:p>
          </table:table-cell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400" calcext:value-type="float">
            <text:p>1400</text:p>
          </table:table-cell>
          <table:table-cell office:value-type="float" office:value="429" calcext:value-type="float">
            <text:p>429</text:p>
          </table:table-cell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600" calcext:value-type="float">
            <text:p>1600</text:p>
          </table:table-cell>
          <table:table-cell office:value-type="float" office:value="568" calcext:value-type="float">
            <text:p>568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800" calcext:value-type="float">
            <text:p>1800</text:p>
          </table:table-cell>
          <table:table-cell office:value-type="float" office:value="715" calcext:value-type="float">
            <text:p>715</text:p>
          </table:table-cell>
          <table:table-cell office:value-type="float" office:value="642" calcext:value-type="float">
            <text:p>642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908" calcext:value-type="float">
            <text:p>908</text:p>
          </table:table-cell>
          <table:table-cell office:value-type="float" office:value="806" calcext:value-type="float">
            <text:p>806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200" calcext:value-type="float">
            <text:p>1200</text:p>
          </table:table-cell>
          <table:table-cell office:value-type="float" office:value="327" calcext:value-type="float">
            <text:p>327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400" calcext:value-type="float">
            <text:p>1400</text:p>
          </table:table-cell>
          <table:table-cell office:value-type="float" office:value="472" calcext:value-type="float">
            <text:p>47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600" calcext:value-type="float">
            <text:p>1600</text:p>
          </table:table-cell>
          <table:table-cell office:value-type="float" office:value="612" calcext:value-type="float">
            <text:p>612</text:p>
          </table:table-cell>
          <table:table-cell office:value-type="float" office:value="583" calcext:value-type="float">
            <text:p>583</text:p>
          </table:table-cell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800" calcext:value-type="float">
            <text:p>1800</text:p>
          </table:table-cell>
          <table:table-cell office:value-type="float" office:value="783" calcext:value-type="float">
            <text:p>783</text:p>
          </table:table-cell>
          <table:table-cell office:value-type="float" office:value="748" calcext:value-type="float">
            <text:p>748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976" calcext:value-type="float">
            <text:p>976</text:p>
          </table:table-cell>
          <table:table-cell office:value-type="float" office:value="942" calcext:value-type="float">
            <text:p>942</text:p>
          </table:table-cell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number-columns-repeated="3" office:value-type="string" calcext:value-type="string">
            <text:p>1,5E-2*n^2</text:p>
          </table:table-cell>
          <table:table-cell office:value-type="string" calcext:value-type="string">
            <text:p>1,0E-1*n^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table:style-name="ce1" office:value-type="float" office:value="0.015" calcext:value-type="float">
            <text:p>1,5E-02</text:p>
          </table:table-cell>
          <table:table-cell table:style-name="ce1" office:value-type="float" office:value="0.1" calcext:value-type="float">
            <text:p>1,0E-0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$85]*[.$A86])^2" office:value-type="float" office:value="9" calcext:value-type="float">
            <text:p>9</text:p>
          </table:table-cell>
          <table:table-cell table:formula="of:=([.C$85]*[.$A86])^2" office:value-type="float" office:value="9" calcext:value-type="float">
            <text:p>9</text:p>
          </table:table-cell>
          <table:table-cell table:formula="of:=([.D$85]*[.$A86])^2" office:value-type="float" office:value="9" calcext:value-type="float">
            <text:p>9</text:p>
          </table:table-cell>
          <table:table-cell table:formula="of:=([.E$85]*[.$A86])^2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$85]*[.$A87])^2" office:value-type="float" office:value="36" calcext:value-type="float">
            <text:p>36</text:p>
          </table:table-cell>
          <table:table-cell table:formula="of:=([.C$85]*[.$A87])^2" office:value-type="float" office:value="36" calcext:value-type="float">
            <text:p>36</text:p>
          </table:table-cell>
          <table:table-cell table:formula="of:=([.D$85]*[.$A87])^2" office:value-type="float" office:value="36" calcext:value-type="float">
            <text:p>36</text:p>
          </table:table-cell>
          <table:table-cell table:formula="of:=([.E$85]*[.$A87])^2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B$85]*[.$A88])^2" office:value-type="float" office:value="81" calcext:value-type="float">
            <text:p>81</text:p>
          </table:table-cell>
          <table:table-cell table:formula="of:=([.C$85]*[.$A88])^2" office:value-type="float" office:value="81" calcext:value-type="float">
            <text:p>81</text:p>
          </table:table-cell>
          <table:table-cell table:formula="of:=([.D$85]*[.$A88])^2" office:value-type="float" office:value="81" calcext:value-type="float">
            <text:p>81</text:p>
          </table:table-cell>
          <table:table-cell table:formula="of:=([.E$85]*[.$A88])^2"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B$85]*[.$A89])^2" office:value-type="float" office:value="144" calcext:value-type="float">
            <text:p>144</text:p>
          </table:table-cell>
          <table:table-cell table:formula="of:=([.C$85]*[.$A89])^2" office:value-type="float" office:value="144" calcext:value-type="float">
            <text:p>144</text:p>
          </table:table-cell>
          <table:table-cell table:formula="of:=([.D$85]*[.$A89])^2" office:value-type="float" office:value="144" calcext:value-type="float">
            <text:p>144</text:p>
          </table:table-cell>
          <table:table-cell table:formula="of:=([.E$85]*[.$A89])^2"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$85]*[.$A90])^2" office:value-type="float" office:value="225" calcext:value-type="float">
            <text:p>225</text:p>
          </table:table-cell>
          <table:table-cell table:formula="of:=([.C$85]*[.$A90])^2" office:value-type="float" office:value="225" calcext:value-type="float">
            <text:p>225</text:p>
          </table:table-cell>
          <table:table-cell table:formula="of:=([.D$85]*[.$A90])^2" office:value-type="float" office:value="225" calcext:value-type="float">
            <text:p>225</text:p>
          </table:table-cell>
          <table:table-cell table:formula="of:=([.E$85]*[.$A90])^2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B$85]*[.$A91])^2" office:value-type="float" office:value="324" calcext:value-type="float">
            <text:p>324</text:p>
          </table:table-cell>
          <table:table-cell table:formula="of:=([.C$85]*[.$A91])^2" office:value-type="float" office:value="324" calcext:value-type="float">
            <text:p>324</text:p>
          </table:table-cell>
          <table:table-cell table:formula="of:=([.D$85]*[.$A91])^2" office:value-type="float" office:value="324" calcext:value-type="float">
            <text:p>324</text:p>
          </table:table-cell>
          <table:table-cell table:formula="of:=([.E$85]*[.$A91])^2" office:value-type="float" office:value="14400" calcext:value-type="float">
            <text:p>1440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[.B$85]*[.$A92])^2" office:value-type="float" office:value="441" calcext:value-type="float">
            <text:p>441</text:p>
          </table:table-cell>
          <table:table-cell table:formula="of:=([.C$85]*[.$A92])^2" office:value-type="float" office:value="441" calcext:value-type="float">
            <text:p>441</text:p>
          </table:table-cell>
          <table:table-cell table:formula="of:=([.D$85]*[.$A92])^2" office:value-type="float" office:value="441" calcext:value-type="float">
            <text:p>441</text:p>
          </table:table-cell>
          <table:table-cell table:formula="of:=([.E$85]*[.$A92])^2" office:value-type="float" office:value="19600" calcext:value-type="float">
            <text:p>196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B$85]*[.$A93])^2" office:value-type="float" office:value="576" calcext:value-type="float">
            <text:p>576</text:p>
          </table:table-cell>
          <table:table-cell table:formula="of:=([.C$85]*[.$A93])^2" office:value-type="float" office:value="576" calcext:value-type="float">
            <text:p>576</text:p>
          </table:table-cell>
          <table:table-cell table:formula="of:=([.D$85]*[.$A93])^2" office:value-type="float" office:value="576" calcext:value-type="float">
            <text:p>576</text:p>
          </table:table-cell>
          <table:table-cell table:formula="of:=([.E$85]*[.$A93])^2" office:value-type="float" office:value="25600" calcext:value-type="float">
            <text:p>256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[.B$85]*[.$A94])^2" office:value-type="float" office:value="729" calcext:value-type="float">
            <text:p>729</text:p>
          </table:table-cell>
          <table:table-cell table:formula="of:=([.C$85]*[.$A94])^2" office:value-type="float" office:value="729" calcext:value-type="float">
            <text:p>729</text:p>
          </table:table-cell>
          <table:table-cell table:formula="of:=([.D$85]*[.$A94])^2" office:value-type="float" office:value="729" calcext:value-type="float">
            <text:p>729</text:p>
          </table:table-cell>
          <table:table-cell table:formula="of:=([.E$85]*[.$A94])^2" office:value-type="float" office:value="32400" calcext:value-type="float">
            <text:p>324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B$85]*[.$A95])^2" office:value-type="float" office:value="900" calcext:value-type="float">
            <text:p>900</text:p>
          </table:table-cell>
          <table:table-cell table:formula="of:=([.C$85]*[.$A95])^2" office:value-type="float" office:value="900" calcext:value-type="float">
            <text:p>900</text:p>
          </table:table-cell>
          <table:table-cell table:formula="of:=([.D$85]*[.$A95])^2" office:value-type="float" office:value="900" calcext:value-type="float">
            <text:p>900</text:p>
          </table:table-cell>
          <table:table-cell table:formula="of:=([.E$85]*[.$A95])^2" office:value-type="float" office:value="40000" calcext:value-type="float">
            <text:p>40000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gestosc</text:p>
          </table:table-cell>
          <table:table-cell office:value-type="string" calcext:value-type="string">
            <text:p>wielkosc instancji</text:p>
          </table:table-cell>
          <table:table-cell table:number-columns-repeated="2" office:value-type="string" calcext:value-type="string">
            <text:p>macierz sasiedztwa</text:p>
          </table:table-cell>
          <table:table-cell table:number-columns-repeated="2" office:value-type="string" calcext:value-type="string">
            <text:p>lista sasiedztwa</text:p>
          </table:table-cell>
          <table:table-cell table:number-columns-repeated="2" office:value-type="string" calcext:value-type="string">
            <text:p>pek wyjsciowy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8.0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4.88" calcext:value-type="float">
            <text:p>6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0.464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7.264" calcext:value-type="float">
            <text:p>11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8.32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5.12" calcext:value-type="float">
            <text:p>16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8.28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05.088" calcext:value-type="float">
            <text:p>2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4.368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1.168" calcext:value-type="float">
            <text:p>24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59.136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52.736" calcext:value-type="float">
            <text:p>25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72.24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65.84" calcext:value-type="float">
            <text:p>46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662.848" calcext:value-type="float">
            <text:p>66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56.448" calcext:value-type="float">
            <text:p>65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28.1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21.728" calcext:value-type="float">
            <text:p>82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967.088" calcext:value-type="float">
            <text:p>967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960.688" calcext:value-type="float">
            <text:p>96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440" calcext:value-type="float">
            <text:p>144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569.504" calcext:value-type="float">
            <text:p>57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559.904" calcext:value-type="float">
            <text:p>56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440" calcext:value-type="float">
            <text:p>1440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055.28" calcext:value-type="float">
            <text:p>1055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045.68" calcext:value-type="float">
            <text:p>104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440" calcext:value-type="float">
            <text:p>1440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482.48" calcext:value-type="float">
            <text:p>1482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472.88" calcext:value-type="float">
            <text:p>147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1440" calcext:value-type="float">
            <text:p>1440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856.464" calcext:value-type="float">
            <text:p>1856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846.864" calcext:value-type="float">
            <text:p>184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1440" calcext:value-type="float">
            <text:p>1440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2169.376" calcext:value-type="float">
            <text:p>2169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2159.776" calcext:value-type="float">
            <text:p>216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2560" calcext:value-type="float">
            <text:p>256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002.96" calcext:value-type="float">
            <text:p>1003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990.16" calcext:value-type="float">
            <text:p>99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2560" calcext:value-type="float">
            <text:p>2560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1865.152" calcext:value-type="float">
            <text:p>1865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852.352" calcext:value-type="float">
            <text:p>18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00" calcext:value-type="float">
            <text:p>800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2560" calcext:value-type="float">
            <text:p>2560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2631.648" calcext:value-type="float">
            <text:p>2632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2618.848" calcext:value-type="float">
            <text:p>261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00" calcext:value-type="float">
            <text:p>800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2560" calcext:value-type="float">
            <text:p>2560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3293.904" calcext:value-type="float">
            <text:p>3294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3281.104" calcext:value-type="float">
            <text:p>328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00" calcext:value-type="float">
            <text:p>800</text:p>
          </table:table-cell>
          <table:table-cell office:value-type="float" office:value="144" calcext:value-type="float">
            <text:p>144</text:p>
          </table:table-cell>
          <table:table-cell table:style-name="ce3" office:value-type="float" office:value="2560" calcext:value-type="float">
            <text:p>2560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3859.168" calcext:value-type="float">
            <text:p>3859</text:p>
          </table:table-cell>
          <table:table-cell office:value-type="float" office:value="138" calcext:value-type="float">
            <text:p>138</text:p>
          </table:table-cell>
          <table:table-cell table:style-name="ce3" office:value-type="float" office:value="3846.368" calcext:value-type="float">
            <text:p>384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1553.904" calcext:value-type="float">
            <text:p>1554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537.904" calcext:value-type="float">
            <text:p>15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00" calcext:value-type="float">
            <text:p>1000</text:p>
          </table:table-cell>
          <table:table-cell office:value-type="float" office:value="143" calcext:value-type="float">
            <text:p>143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2911.408" calcext:value-type="float">
            <text:p>2911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2895.408" calcext:value-type="float">
            <text:p>289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54" calcext:value-type="float">
            <text:p>154</text:p>
          </table:table-cell>
          <table:table-cell table:style-name="ce3" office:value-type="float" office:value="4102.96" calcext:value-type="float">
            <text:p>4103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4086.96" calcext:value-type="float">
            <text:p>408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 office:value-type="float" office:value="215" calcext:value-type="float">
            <text:p>215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187" calcext:value-type="float">
            <text:p>187</text:p>
          </table:table-cell>
          <table:table-cell table:style-name="ce3" office:value-type="float" office:value="5149.984" calcext:value-type="float">
            <text:p>5150</text:p>
          </table:table-cell>
          <table:table-cell office:value-type="float" office:value="189" calcext:value-type="float">
            <text:p>189</text:p>
          </table:table-cell>
          <table:table-cell table:style-name="ce3" office:value-type="float" office:value="5133.984" calcext:value-type="float">
            <text:p>513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table:style-name="ce3" office:value-type="float" office:value="4000" calcext:value-type="float">
            <text:p>4000</text:p>
          </table:table-cell>
          <table:table-cell office:value-type="float" office:value="219" calcext:value-type="float">
            <text:p>219</text:p>
          </table:table-cell>
          <table:table-cell table:style-name="ce3" office:value-type="float" office:value="6021.184" calcext:value-type="float">
            <text:p>6021</text:p>
          </table:table-cell>
          <table:table-cell office:value-type="float" office:value="219" calcext:value-type="float">
            <text:p>219</text:p>
          </table:table-cell>
          <table:table-cell table:style-name="ce3" office:value-type="float" office:value="6005.184" calcext:value-type="float">
            <text:p>60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200" calcext:value-type="float">
            <text:p>1200</text:p>
          </table:table-cell>
          <table:table-cell office:value-type="float" office:value="118" calcext:value-type="float">
            <text:p>118</text:p>
          </table:table-cell>
          <table:table-cell table:style-name="ce3" office:value-type="float" office:value="5760" calcext:value-type="float">
            <text:p>5760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2234.224" calcext:value-type="float">
            <text:p>2234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2215.024" calcext:value-type="float">
            <text:p>22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00" calcext:value-type="float">
            <text:p>1200</text:p>
          </table:table-cell>
          <table:table-cell office:value-type="float" office:value="209" calcext:value-type="float">
            <text:p>209</text:p>
          </table:table-cell>
          <table:table-cell table:style-name="ce3" office:value-type="float" office:value="5760" calcext:value-type="float">
            <text:p>5760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4185.936" calcext:value-type="float">
            <text:p>4186</text:p>
          </table:table-cell>
          <table:table-cell office:value-type="float" office:value="168" calcext:value-type="float">
            <text:p>168</text:p>
          </table:table-cell>
          <table:table-cell table:style-name="ce3" office:value-type="float" office:value="4166.736" calcext:value-type="float">
            <text:p>416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00" calcext:value-type="float">
            <text:p>1200</text:p>
          </table:table-cell>
          <table:table-cell office:value-type="float" office:value="274" calcext:value-type="float">
            <text:p>274</text:p>
          </table:table-cell>
          <table:table-cell table:style-name="ce3" office:value-type="float" office:value="5760" calcext:value-type="float">
            <text:p>5760</text:p>
          </table:table-cell>
          <table:table-cell office:value-type="float" office:value="226" calcext:value-type="float">
            <text:p>226</text:p>
          </table:table-cell>
          <table:table-cell table:style-name="ce3" office:value-type="float" office:value="5902.816" calcext:value-type="float">
            <text:p>5903</text:p>
          </table:table-cell>
          <table:table-cell office:value-type="float" office:value="227" calcext:value-type="float">
            <text:p>227</text:p>
          </table:table-cell>
          <table:table-cell table:style-name="ce3" office:value-type="float" office:value="5883.616" calcext:value-type="float">
            <text:p>588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200" calcext:value-type="float">
            <text:p>1200</text:p>
          </table:table-cell>
          <table:table-cell office:value-type="float" office:value="312" calcext:value-type="float">
            <text:p>312</text:p>
          </table:table-cell>
          <table:table-cell table:style-name="ce3" office:value-type="float" office:value="5760" calcext:value-type="float">
            <text:p>5760</text:p>
          </table:table-cell>
          <table:table-cell office:value-type="float" office:value="279" calcext:value-type="float">
            <text:p>279</text:p>
          </table:table-cell>
          <table:table-cell table:style-name="ce3" office:value-type="float" office:value="7402.96" calcext:value-type="float">
            <text:p>7403</text:p>
          </table:table-cell>
          <table:table-cell office:value-type="float" office:value="279" calcext:value-type="float">
            <text:p>279</text:p>
          </table:table-cell>
          <table:table-cell table:style-name="ce3" office:value-type="float" office:value="7383.76" calcext:value-type="float">
            <text:p>738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00" calcext:value-type="float">
            <text:p>1200</text:p>
          </table:table-cell>
          <table:table-cell office:value-type="float" office:value="332" calcext:value-type="float">
            <text:p>332</text:p>
          </table:table-cell>
          <table:table-cell table:style-name="ce3" office:value-type="float" office:value="5760" calcext:value-type="float">
            <text:p>5760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8660.304" calcext:value-type="float">
            <text:p>8660</text:p>
          </table:table-cell>
          <table:table-cell office:value-type="float" office:value="317" calcext:value-type="float">
            <text:p>317</text:p>
          </table:table-cell>
          <table:table-cell table:style-name="ce3" office:value-type="float" office:value="8641.104" calcext:value-type="float">
            <text:p>864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table:style-name="ce3" office:value-type="float" office:value="7840" calcext:value-type="float">
            <text:p>7840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3033.424" calcext:value-type="float">
            <text:p>3033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3011.024" calcext:value-type="float">
            <text:p>301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00" calcext:value-type="float">
            <text:p>1400</text:p>
          </table:table-cell>
          <table:table-cell office:value-type="float" office:value="284" calcext:value-type="float">
            <text:p>284</text:p>
          </table:table-cell>
          <table:table-cell table:style-name="ce3" office:value-type="float" office:value="7840" calcext:value-type="float">
            <text:p>7840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5690.256" calcext:value-type="float">
            <text:p>5690</text:p>
          </table:table-cell>
          <table:table-cell office:value-type="float" office:value="229" calcext:value-type="float">
            <text:p>229</text:p>
          </table:table-cell>
          <table:table-cell table:style-name="ce3" office:value-type="float" office:value="5667.856" calcext:value-type="float">
            <text:p>56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400" calcext:value-type="float">
            <text:p>1400</text:p>
          </table:table-cell>
          <table:table-cell office:value-type="float" office:value="379" calcext:value-type="float">
            <text:p>379</text:p>
          </table:table-cell>
          <table:table-cell table:style-name="ce3" office:value-type="float" office:value="7840" calcext:value-type="float">
            <text:p>7840</text:p>
          </table:table-cell>
          <table:table-cell office:value-type="float" office:value="306" calcext:value-type="float">
            <text:p>306</text:p>
          </table:table-cell>
          <table:table-cell table:style-name="ce3" office:value-type="float" office:value="8028.848" calcext:value-type="float">
            <text:p>8029</text:p>
          </table:table-cell>
          <table:table-cell office:value-type="float" office:value="310" calcext:value-type="float">
            <text:p>310</text:p>
          </table:table-cell>
          <table:table-cell table:style-name="ce3" office:value-type="float" office:value="8006.448" calcext:value-type="float">
            <text:p>80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00" calcext:value-type="float">
            <text:p>1400</text:p>
          </table:table-cell>
          <table:table-cell office:value-type="float" office:value="437" calcext:value-type="float">
            <text:p>437</text:p>
          </table:table-cell>
          <table:table-cell table:style-name="ce3" office:value-type="float" office:value="7840" calcext:value-type="float">
            <text:p>7840</text:p>
          </table:table-cell>
          <table:table-cell office:value-type="float" office:value="389" calcext:value-type="float">
            <text:p>389</text:p>
          </table:table-cell>
          <table:table-cell table:style-name="ce3" office:value-type="float" office:value="10064.112" calcext:value-type="float">
            <text:p>10064</text:p>
          </table:table-cell>
          <table:table-cell office:value-type="float" office:value="390" calcext:value-type="float">
            <text:p>390</text:p>
          </table:table-cell>
          <table:table-cell table:style-name="ce3" office:value-type="float" office:value="10041.712" calcext:value-type="float">
            <text:p>1004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00" calcext:value-type="float">
            <text:p>1400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7840" calcext:value-type="float">
            <text:p>7840</text:p>
          </table:table-cell>
          <table:table-cell office:value-type="float" office:value="443" calcext:value-type="float">
            <text:p>443</text:p>
          </table:table-cell>
          <table:table-cell table:style-name="ce3" office:value-type="float" office:value="11781.536" calcext:value-type="float">
            <text:p>11782</text:p>
          </table:table-cell>
          <table:table-cell office:value-type="float" office:value="444" calcext:value-type="float">
            <text:p>444</text:p>
          </table:table-cell>
          <table:table-cell table:style-name="ce3" office:value-type="float" office:value="11759.136" calcext:value-type="float">
            <text:p>1175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600" calcext:value-type="float">
            <text:p>1600</text:p>
          </table:table-cell>
          <table:table-cell office:value-type="float" office:value="214" calcext:value-type="float">
            <text:p>214</text:p>
          </table:table-cell>
          <table:table-cell table:style-name="ce3" office:value-type="float" office:value="10240" calcext:value-type="float">
            <text:p>10240</text:p>
          </table:table-cell>
          <table:table-cell office:value-type="float" office:value="167" calcext:value-type="float">
            <text:p>167</text:p>
          </table:table-cell>
          <table:table-cell table:style-name="ce3" office:value-type="float" office:value="3949.984" calcext:value-type="float">
            <text:p>3950</text:p>
          </table:table-cell>
          <table:table-cell office:value-type="float" office:value="169" calcext:value-type="float">
            <text:p>169</text:p>
          </table:table-cell>
          <table:table-cell table:style-name="ce3" office:value-type="float" office:value="3924.384" calcext:value-type="float">
            <text:p>39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600" calcext:value-type="float">
            <text:p>1600</text:p>
          </table:table-cell>
          <table:table-cell office:value-type="float" office:value="377" calcext:value-type="float">
            <text:p>377</text:p>
          </table:table-cell>
          <table:table-cell table:style-name="ce3" office:value-type="float" office:value="10240" calcext:value-type="float">
            <text:p>10240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7422.016" calcext:value-type="float">
            <text:p>7422</text:p>
          </table:table-cell>
          <table:table-cell office:value-type="float" office:value="306" calcext:value-type="float">
            <text:p>306</text:p>
          </table:table-cell>
          <table:table-cell table:style-name="ce3" office:value-type="float" office:value="7396.416" calcext:value-type="float">
            <text:p>739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600" calcext:value-type="float">
            <text:p>1600</text:p>
          </table:table-cell>
          <table:table-cell office:value-type="float" office:value="505" calcext:value-type="float">
            <text:p>505</text:p>
          </table:table-cell>
          <table:table-cell table:style-name="ce3" office:value-type="float" office:value="10240" calcext:value-type="float">
            <text:p>10240</text:p>
          </table:table-cell>
          <table:table-cell office:value-type="float" office:value="412" calcext:value-type="float">
            <text:p>412</text:p>
          </table:table-cell>
          <table:table-cell table:style-name="ce3" office:value-type="float" office:value="10480.416" calcext:value-type="float">
            <text:p>10480</text:p>
          </table:table-cell>
          <table:table-cell office:value-type="float" office:value="421" calcext:value-type="float">
            <text:p>421</text:p>
          </table:table-cell>
          <table:table-cell table:style-name="ce3" office:value-type="float" office:value="10454.816" calcext:value-type="float">
            <text:p>1045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600" calcext:value-type="float">
            <text:p>1600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10240" calcext:value-type="float">
            <text:p>10240</text:p>
          </table:table-cell>
          <table:table-cell office:value-type="float" office:value="499" calcext:value-type="float">
            <text:p>499</text:p>
          </table:table-cell>
          <table:table-cell table:style-name="ce3" office:value-type="float" office:value="13129.664" calcext:value-type="float">
            <text:p>13130</text:p>
          </table:table-cell>
          <table:table-cell office:value-type="float" office:value="507" calcext:value-type="float">
            <text:p>507</text:p>
          </table:table-cell>
          <table:table-cell table:style-name="ce3" office:value-type="float" office:value="13104.064" calcext:value-type="float">
            <text:p>131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600" calcext:value-type="float">
            <text:p>1600</text:p>
          </table:table-cell>
          <table:table-cell office:value-type="float" office:value="634" calcext:value-type="float">
            <text:p>634</text:p>
          </table:table-cell>
          <table:table-cell table:style-name="ce3" office:value-type="float" office:value="10240" calcext:value-type="float">
            <text:p>10240</text:p>
          </table:table-cell>
          <table:table-cell office:value-type="float" office:value="605" calcext:value-type="float">
            <text:p>605</text:p>
          </table:table-cell>
          <table:table-cell table:style-name="ce3" office:value-type="float" office:value="15381.088" calcext:value-type="float">
            <text:p>15381</text:p>
          </table:table-cell>
          <table:table-cell office:value-type="float" office:value="592" calcext:value-type="float">
            <text:p>592</text:p>
          </table:table-cell>
          <table:table-cell table:style-name="ce3" office:value-type="float" office:value="15355.488" calcext:value-type="float">
            <text:p>1535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800" calcext:value-type="float">
            <text:p>1800</text:p>
          </table:table-cell>
          <table:table-cell office:value-type="float" office:value="274" calcext:value-type="float">
            <text:p>274</text:p>
          </table:table-cell>
          <table:table-cell table:style-name="ce3" office:value-type="float" office:value="12960" calcext:value-type="float">
            <text:p>12960</text:p>
          </table:table-cell>
          <table:table-cell office:value-type="float" office:value="214" calcext:value-type="float">
            <text:p>214</text:p>
          </table:table-cell>
          <table:table-cell table:style-name="ce3" office:value-type="float" office:value="4987.328" calcext:value-type="float">
            <text:p>4987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4958.528" calcext:value-type="float">
            <text:p>495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800" calcext:value-type="float">
            <text:p>1800</text:p>
          </table:table-cell>
          <table:table-cell office:value-type="float" office:value="479" calcext:value-type="float">
            <text:p>479</text:p>
          </table:table-cell>
          <table:table-cell table:style-name="ce3" office:value-type="float" office:value="12960" calcext:value-type="float">
            <text:p>12960</text:p>
          </table:table-cell>
          <table:table-cell office:value-type="float" office:value="387" calcext:value-type="float">
            <text:p>387</text:p>
          </table:table-cell>
          <table:table-cell table:style-name="ce3" office:value-type="float" office:value="9383.744" calcext:value-type="float">
            <text:p>9384</text:p>
          </table:table-cell>
          <table:table-cell office:value-type="float" office:value="391" calcext:value-type="float">
            <text:p>391</text:p>
          </table:table-cell>
          <table:table-cell table:style-name="ce3" office:value-type="float" office:value="9354.944" calcext:value-type="float">
            <text:p>93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800" calcext:value-type="float">
            <text:p>1800</text:p>
          </table:table-cell>
          <table:table-cell office:value-type="float" office:value="637" calcext:value-type="float">
            <text:p>637</text:p>
          </table:table-cell>
          <table:table-cell table:style-name="ce3" office:value-type="float" office:value="12960" calcext:value-type="float">
            <text:p>12960</text:p>
          </table:table-cell>
          <table:table-cell office:value-type="float" office:value="522" calcext:value-type="float">
            <text:p>522</text:p>
          </table:table-cell>
          <table:table-cell table:style-name="ce3" office:value-type="float" office:value="13261.888" calcext:value-type="float">
            <text:p>13262</text:p>
          </table:table-cell>
          <table:table-cell office:value-type="float" office:value="530" calcext:value-type="float">
            <text:p>530</text:p>
          </table:table-cell>
          <table:table-cell table:style-name="ce3" office:value-type="float" office:value="13233.088" calcext:value-type="float">
            <text:p>1323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800" calcext:value-type="float">
            <text:p>1800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12960" calcext:value-type="float">
            <text:p>12960</text:p>
          </table:table-cell>
          <table:table-cell office:value-type="float" office:value="645" calcext:value-type="float">
            <text:p>645</text:p>
          </table:table-cell>
          <table:table-cell table:style-name="ce3" office:value-type="float" office:value="16625.264" calcext:value-type="float">
            <text:p>16625</text:p>
          </table:table-cell>
          <table:table-cell office:value-type="float" office:value="655" calcext:value-type="float">
            <text:p>655</text:p>
          </table:table-cell>
          <table:table-cell table:style-name="ce3" office:value-type="float" office:value="16596.464" calcext:value-type="float">
            <text:p>1659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00" calcext:value-type="float">
            <text:p>1800</text:p>
          </table:table-cell>
          <table:table-cell office:value-type="float" office:value="790" calcext:value-type="float">
            <text:p>790</text:p>
          </table:table-cell>
          <table:table-cell table:style-name="ce3" office:value-type="float" office:value="12960" calcext:value-type="float">
            <text:p>12960</text:p>
          </table:table-cell>
          <table:table-cell office:value-type="float" office:value="747" calcext:value-type="float">
            <text:p>747</text:p>
          </table:table-cell>
          <table:table-cell table:style-name="ce3" office:value-type="float" office:value="19468.608" calcext:value-type="float">
            <text:p>19469</text:p>
          </table:table-cell>
          <table:table-cell office:value-type="float" office:value="747" calcext:value-type="float">
            <text:p>747</text:p>
          </table:table-cell>
          <table:table-cell table:style-name="ce3" office:value-type="float" office:value="19439.808" calcext:value-type="float">
            <text:p>1944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table:style-name="ce3" office:value-type="float" office:value="16000" calcext:value-type="float">
            <text:p>16000</text:p>
          </table:table-cell>
          <table:table-cell office:value-type="float" office:value="263" calcext:value-type="float">
            <text:p>263</text:p>
          </table:table-cell>
          <table:table-cell table:style-name="ce3" office:value-type="float" office:value="6152.304" calcext:value-type="float">
            <text:p>6152</text:p>
          </table:table-cell>
          <table:table-cell office:value-type="float" office:value="265" calcext:value-type="float">
            <text:p>265</text:p>
          </table:table-cell>
          <table:table-cell table:style-name="ce3" office:value-type="float" office:value="6120.304" calcext:value-type="float">
            <text:p>612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00" calcext:value-type="float">
            <text:p>2000</text:p>
          </table:table-cell>
          <table:table-cell office:value-type="float" office:value="589" calcext:value-type="float">
            <text:p>589</text:p>
          </table:table-cell>
          <table:table-cell table:style-name="ce3" office:value-type="float" office:value="16000" calcext:value-type="float">
            <text:p>16000</text:p>
          </table:table-cell>
          <table:table-cell office:value-type="float" office:value="482" calcext:value-type="float">
            <text:p>482</text:p>
          </table:table-cell>
          <table:table-cell table:style-name="ce3" office:value-type="float" office:value="11594" calcext:value-type="float">
            <text:p>11594</text:p>
          </table:table-cell>
          <table:table-cell office:value-type="float" office:value="483" calcext:value-type="float">
            <text:p>483</text:p>
          </table:table-cell>
          <table:table-cell table:style-name="ce3" office:value-type="float" office:value="11562" calcext:value-type="float">
            <text:p>1156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00" calcext:value-type="float">
            <text:p>2000</text:p>
          </table:table-cell>
          <table:table-cell office:value-type="float" office:value="795" calcext:value-type="float">
            <text:p>795</text:p>
          </table:table-cell>
          <table:table-cell table:style-name="ce3" office:value-type="float" office:value="16000" calcext:value-type="float">
            <text:p>16000</text:p>
          </table:table-cell>
          <table:table-cell office:value-type="float" office:value="657" calcext:value-type="float">
            <text:p>657</text:p>
          </table:table-cell>
          <table:table-cell table:style-name="ce3" office:value-type="float" office:value="16355.792" calcext:value-type="float">
            <text:p>1635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16323.792" calcext:value-type="float">
            <text:p>16324</text:p>
          </table:table-cell>
        </table:table-row>
      </table:table>
      <table:named-expressions/>
      <table:database-ranges>
        <table:database-range table:name="__Anonymous_Sheet_DB__0" table:target-range-address="results.A25:results.E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 style:data-style-name="N2" text:time-value="21:42:40.965926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7T00:36:58.885408921</dc:date>
    <meta:editing-duration>PT4H29M28S</meta:editing-duration>
    <meta:editing-cycles>30</meta:editing-cycles>
    <meta:generator>LibreOffice/7.1.3.2$Linux_X86_64 LibreOffice_project/10$Build-2</meta:generator>
    <meta:document-statistic meta:table-count="1" meta:cell-count="75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1cm" svg:y="0.316cm" chart:style-name="ch2">
          <text:p>Czas wykonania algorytmu Dijkstry</text:p>
        </chart:title>
        <chart:legend chart:legend-position="end" svg:x="12.202cm" svg:y="3.454cm" style:legend-expansion="high" chart:style-name="ch3"/>
        <chart:plot-area chart:style-name="ch4" table:cell-range-address="results.B2:results.F6 results.C1:results.F1" chart:data-source-has-labels="row" svg:x="1.331cm" svg:y="1.275cm" svg:width="10.551cm" svg:height="6.564cm">
          <chart:coordinate-region svg:x="2.508cm" svg:y="1.474cm" svg:width="9.002cm" svg:height="5.718cm"/>
          <chart:axis chart:dimension="x" chart:name="primary-x" chart:style-name="ch5">
            <chart:title svg:x="5.371cm" svg:y="8.019cm" chart:style-name="ch6">
              <text:p>rozmiar instancji</text:p>
            </chart:title>
          </chart:axis>
          <chart:axis chart:dimension="y" chart:name="primary-y" chart:style-name="ch7">
            <chart:title svg:x="0.451cm" svg:y="5.276cm" chart:style-name="ch8">
              <text:p>czas [ms]</text:p>
            </chart:title>
            <chart:grid chart:style-name="ch9" chart:class="major"/>
          </chart:axis>
          <chart:series chart:style-name="ch10" chart:values-cell-range-address="results.C2:results.C6" chart:label-cell-address="results.C1:results.C1" chart:class="chart:scatter">
            <chart:domain table:cell-range-address="results.B2:results.B6"/>
            <chart:data-point chart:repeated="5"/>
          </chart:series>
          <chart:series chart:style-name="ch11" chart:values-cell-range-address="results.D2:results.D6" chart:label-cell-address="results.D1:results.D1" chart:class="chart:scatter">
            <chart:data-point chart:repeated="5"/>
          </chart:series>
          <chart:series chart:style-name="ch12" chart:values-cell-range-address="results.E2:results.E6" chart:label-cell-address="results.E1:results.E1" chart:class="chart:scatter">
            <chart:data-point chart:repeated="5"/>
          </chart:series>
          <chart:series chart:style-name="ch13" chart:values-cell-range-address="results.F2:results.F6" chart:label-cell-address="results.F1:results.F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cierz sasiedztwa</text:p>
                <draw:g>
                  <svg:desc>results.C1:results.C1</svg:desc>
                </draw:g>
              </table:table-cell>
              <table:table-cell office:value-type="string">
                <text:p>lista sasiedztwa</text:p>
                <draw:g>
                  <svg:desc>results.D1:results.D1</svg:desc>
                </draw:g>
              </table:table-cell>
              <table:table-cell office:value-type="string">
                <text:p>pek wyjsciowy</text:p>
                <draw:g>
                  <svg:desc>results.E1:results.E1</svg:desc>
                </draw:g>
              </table:table-cell>
              <table:table-cell office:value-type="string">
                <text:p>macierz incydencji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:results.B6</svg:desc>
                </draw:g>
              </table:table-cell>
              <table:table-cell office:value-type="float" office:value="2">
                <text:p>2</text:p>
                <draw:g>
                  <svg:desc>results.C2:results.C6</svg:desc>
                </draw:g>
              </table:table-cell>
              <table:table-cell office:value-type="float" office:value="3">
                <text:p>3</text:p>
                <draw:g>
                  <svg:desc>results.D2:results.D6</svg:desc>
                </draw:g>
              </table:table-cell>
              <table:table-cell office:value-type="float" office:value="1">
                <text:p>1</text:p>
                <draw:g>
                  <svg:desc>results.E2:results.E6</svg:desc>
                </draw:g>
              </table:table-cell>
              <table:table-cell office:value-type="float" office:value="197">
                <text:p>197</text:p>
                <draw:g>
                  <svg:desc>results.F2:results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23513">
                <text:p>23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69cm" svg:height="10.628cm" xlink:href=".." xlink:type="simple" chart:class="chart:scatter" chart:style-name="ch1">
        <chart:title svg:x="5.295cm" svg:y="0.348cm" chart:style-name="ch2">
          <text:p>Czas wykonania algorytmu Dijkstry</text:p>
        </chart:title>
        <chart:subtitle svg:x="4.607cm" svg:y="1.339cm" chart:style-name="ch3">
          <text:p>Bez macierzy incydencji, stopień wypełnienia 0.1</text:p>
        </chart:subtitle>
        <chart:legend chart:legend-position="end" svg:x="13.971cm" svg:y="4.517cm" style:legend-expansion="high" chart:style-name="ch4"/>
        <chart:plot-area chart:style-name="ch5" table:cell-range-address="results.B25:results.E35" chart:data-source-has-labels="row" svg:x="1.366cm" svg:y="2.234cm" svg:width="12.25cm" svg:height="7.201cm">
          <chart:coordinate-region svg:x="2.173cm" svg:y="2.433cm" svg:width="11.071cm" svg:height="6.355cm"/>
          <chart:axis chart:dimension="x" chart:name="primary-x" chart:style-name="ch6">
            <chart:title svg:x="6.018cm" svg:y="9.647cm" chart:style-name="ch7">
              <text:p>rozmiar instancji [N]</text:p>
            </chart:title>
          </chart:axis>
          <chart:axis chart:dimension="y" chart:name="primary-y" chart:style-name="ch8">
            <chart:title svg:x="0.451cm" svg:y="7.373cm" chart:style-name="ch9">
              <text:p>czas wykonania [ms]</text:p>
            </chart:title>
            <chart:grid chart:style-name="ch10" chart:class="major"/>
          </chart:axis>
          <chart:series chart:style-name="ch11" chart:values-cell-range-address="results.C26:results.C35" chart:label-cell-address="results.C25:results.C25" chart:class="chart:scatter">
            <chart:domain table:cell-range-address="results.B26:results.B35"/>
            <chart:data-point chart:repeated="10"/>
          </chart:series>
          <chart:series chart:style-name="ch12" chart:values-cell-range-address="results.D26:results.D35" chart:label-cell-address="results.D25:results.D25" chart:class="chart:scatter">
            <chart:data-point chart:repeated="10"/>
          </chart:series>
          <chart:series chart:style-name="ch13" chart:values-cell-range-address="results.E26:results.E35" chart:label-cell-address="results.E25:results.E25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cierz sasiedztwa</text:p>
                <draw:g>
                  <svg:desc>results.C25:results.C25</svg:desc>
                </draw:g>
              </table:table-cell>
              <table:table-cell office:value-type="string">
                <text:p>lista sasiedztwa</text:p>
                <draw:g>
                  <svg:desc>results.D25:results.D25</svg:desc>
                </draw:g>
              </table:table-cell>
              <table:table-cell office:value-type="string">
                <text:p>pek wyjsciowy</text:p>
                <draw:g>
                  <svg:desc>results.E25:result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6:results.B35</svg:desc>
                </draw:g>
              </table:table-cell>
              <table:table-cell office:value-type="float" office:value="4">
                <text:p>4</text:p>
                <draw:g>
                  <svg:desc>results.C26:results.C35</svg:desc>
                </draw:g>
              </table:table-cell>
              <table:table-cell office:value-type="float" office:value="2">
                <text:p>2</text:p>
                <draw:g>
                  <svg:desc>results.D26:results.D35</svg:desc>
                </draw:g>
              </table:table-cell>
              <table:table-cell office:value-type="float" office:value="2">
                <text:p>2</text:p>
                <draw:g>
                  <svg:desc>results.E26:results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62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216">
                <text:p>216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70">
                <text:p>270</text:p>
              </table:table-cell>
              <table:table-cell office:value-type="float" office:value="211">
                <text:p>2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335">
                <text:p>335</text:p>
              </table:table-cell>
              <table:table-cell office:value-type="float" office:value="266">
                <text:p>266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5.951cm" svg:y="0.316cm" chart:style-name="ch2">
          <text:p>Macierz sąsiedztwa</text:p>
        </chart:title>
        <chart:legend chart:legend-position="end" svg:x="12.999cm" svg:y="3.707cm" style:legend-expansion="high" chart:style-name="ch3"/>
        <chart:plot-area chart:style-name="ch4" table:cell-range-address="results.B26:results.C35 results.A26:results.A26 results.A66:results.A66 results.C66:results.C75 results.B84:results.B84 results.B86:results.B105" chart:data-source-has-labels="row" svg:x="0.32cm" svg:y="1.275cm" svg:width="12.359cm" svg:height="7.553cm">
          <chart:coordinate-region svg:x="1.127cm" svg:y="1.475cm" svg:width="10.995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26:results.C35" chart:label-cell-address="results.A26:results.A26" chart:class="chart:scatter">
            <chart:domain table:cell-range-address="results.B26:results.B35"/>
            <chart:data-point chart:repeated="10"/>
          </chart:series>
          <chart:series chart:style-name="ch8" chart:values-cell-range-address="results.C66:results.C75" chart:label-cell-address="results.A66:results.A66" chart:class="chart:scatter">
            <chart:domain table:cell-range-address="results.B66:results.B75"/>
            <chart:data-point chart:repeated="10"/>
          </chart:series>
          <chart:series chart:style-name="ch9" chart:values-cell-range-address="results.B86:results.B105" chart:label-cell-address="results.B84:results.B84" chart:class="chart:scatter">
            <chart:domain table:cell-range-address="results.A86:results.A105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1</text:p>
                <draw:g>
                  <svg:desc>results.A26:results.A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</text:p>
                <draw:g>
                  <svg:desc>results.A66:results.A6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,5E-2*n^2</text:p>
                <draw:g>
                  <svg:desc>results.B84:results.B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6:results.B35</svg:desc>
                </draw:g>
              </table:table-cell>
              <table:table-cell office:value-type="float" office:value="4">
                <text:p>4</text:p>
                <draw:g>
                  <svg:desc>results.C26:results.C35</svg:desc>
                </draw:g>
              </table:table-cell>
              <table:table-cell office:value-type="float" office:value="200">
                <text:p>200</text:p>
                <draw:g>
                  <svg:desc>results.B66:results.B75</svg:desc>
                </draw:g>
              </table:table-cell>
              <table:table-cell office:value-type="float" office:value="8">
                <text:p>8</text:p>
                <draw:g>
                  <svg:desc>results.C66:results.C75</svg:desc>
                </draw:g>
              </table:table-cell>
              <table:table-cell office:value-type="float" office:value="200">
                <text:p>200</text:p>
                <draw:g>
                  <svg:desc>results.A86:results.A105</svg:desc>
                </draw:g>
              </table:table-cell>
              <table:table-cell office:value-type="float" office:value="9">
                <text:p>9</text:p>
                <draw:g>
                  <svg:desc>results.B86:results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78">
                <text:p>78</text:p>
              </table:table-cell>
              <table:table-cell office:value-type="float" office:value="600">
                <text:p>6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53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142">
                <text:p>142</text:p>
              </table:table-cell>
              <table:table-cell office:value-type="float" office:value="800">
                <text:p>8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3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20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327">
                <text:p>327</text:p>
              </table:table-cell>
              <table:table-cell office:value-type="float" office:value="1200">
                <text:p>1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62">
                <text:p>162</text:p>
              </table:table-cell>
              <table:table-cell office:value-type="float" office:value="1400">
                <text:p>1400</text:p>
              </table:table-cell>
              <table:table-cell office:value-type="float" office:value="472">
                <text:p>472</text:p>
              </table:table-cell>
              <table:table-cell office:value-type="float" office:value="1400">
                <text:p>14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216">
                <text:p>216</text:p>
              </table:table-cell>
              <table:table-cell office:value-type="float" office:value="1600">
                <text:p>1600</text:p>
              </table:table-cell>
              <table:table-cell office:value-type="float" office:value="612">
                <text:p>612</text:p>
              </table:table-cell>
              <table:table-cell office:value-type="float" office:value="1600">
                <text:p>16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70">
                <text:p>270</text:p>
              </table:table-cell>
              <table:table-cell office:value-type="float" office:value="1800">
                <text:p>1800</text:p>
              </table:table-cell>
              <table:table-cell office:value-type="float" office:value="783">
                <text:p>783</text:p>
              </table:table-cell>
              <table:table-cell office:value-type="float" office:value="1800">
                <text:p>18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335">
                <text:p>335</text:p>
              </table:table-cell>
              <table:table-cell office:value-type="float" office:value="2000">
                <text:p>2000</text:p>
              </table:table-cell>
              <table:table-cell office:value-type="float" office:value="976">
                <text:p>976</text:p>
              </table:table-cell>
              <table:table-cell office:value-type="float" office:value="2000">
                <text:p>2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6.268cm" svg:y="0.316cm" chart:style-name="ch2">
          <text:p>Lista sąsiedztwa</text:p>
        </chart:title>
        <chart:legend chart:legend-position="end" svg:x="12.999cm" svg:y="3.707cm" style:legend-expansion="high" chart:style-name="ch3"/>
        <chart:plot-area chart:style-name="ch4" table:cell-range-address="results.B26:results.B35 results.A26:results.A26 results.D26:results.D35 results.A66:results.A66 results.D66:results.D75 results.C84:results.C84 results.C86:results.C105" chart:data-source-has-labels="row" svg:x="0.32cm" svg:y="1.275cm" svg:width="12.359cm" svg:height="7.553cm">
          <chart:coordinate-region svg:x="1.127cm" svg:y="1.475cm" svg:width="10.995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26:results.D35" chart:label-cell-address="results.A26:results.A26" chart:class="chart:scatter">
            <chart:domain table:cell-range-address="results.B26:results.B35"/>
            <chart:data-point chart:repeated="10"/>
          </chart:series>
          <chart:series chart:style-name="ch8" chart:values-cell-range-address="results.D66:results.D75" chart:label-cell-address="results.A66:results.A66" chart:class="chart:scatter">
            <chart:domain table:cell-range-address="results.B66:results.B75"/>
            <chart:data-point chart:repeated="10"/>
          </chart:series>
          <chart:series chart:style-name="ch9" chart:values-cell-range-address="results.C86:results.C105" chart:label-cell-address="results.C84:results.C84" chart:class="chart:scatter">
            <chart:domain table:cell-range-address="results.A86:results.A105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1</text:p>
                <draw:g>
                  <svg:desc>results.A26:results.A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</text:p>
                <draw:g>
                  <svg:desc>results.A66:results.A6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,5E-2*n^2</text:p>
                <draw:g>
                  <svg:desc>results.C84:results.C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6:results.B35</svg:desc>
                </draw:g>
              </table:table-cell>
              <table:table-cell office:value-type="float" office:value="2">
                <text:p>2</text:p>
                <draw:g>
                  <svg:desc>results.D26:results.D35</svg:desc>
                </draw:g>
              </table:table-cell>
              <table:table-cell office:value-type="float" office:value="200">
                <text:p>200</text:p>
                <draw:g>
                  <svg:desc>results.B66:results.B75</svg:desc>
                </draw:g>
              </table:table-cell>
              <table:table-cell office:value-type="float" office:value="7">
                <text:p>7</text:p>
                <draw:g>
                  <svg:desc>results.D66:results.D75</svg:desc>
                </draw:g>
              </table:table-cell>
              <table:table-cell office:value-type="float" office:value="200">
                <text:p>200</text:p>
                <draw:g>
                  <svg:desc>results.A86:results.A105</svg:desc>
                </draw:g>
              </table:table-cell>
              <table:table-cell office:value-type="float" office:value="9">
                <text:p>9</text:p>
                <draw:g>
                  <svg:desc>results.C86:results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2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73">
                <text:p>73</text:p>
              </table:table-cell>
              <table:table-cell office:value-type="float" office:value="600">
                <text:p>6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39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135">
                <text:p>135</text:p>
              </table:table-cell>
              <table:table-cell office:value-type="float" office:value="800">
                <text:p>8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99">
                <text:p>99</text:p>
              </table:table-cell>
              <table:table-cell office:value-type="float" office:value="1200">
                <text:p>1200</text:p>
              </table:table-cell>
              <table:table-cell office:value-type="float" office:value="320">
                <text:p>320</text:p>
              </table:table-cell>
              <table:table-cell office:value-type="float" office:value="1200">
                <text:p>1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5">
                <text:p>125</text:p>
              </table:table-cell>
              <table:table-cell office:value-type="float" office:value="1400">
                <text:p>1400</text:p>
              </table:table-cell>
              <table:table-cell office:value-type="float" office:value="448">
                <text:p>448</text:p>
              </table:table-cell>
              <table:table-cell office:value-type="float" office:value="1400">
                <text:p>14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69">
                <text:p>169</text:p>
              </table:table-cell>
              <table:table-cell office:value-type="float" office:value="1600">
                <text:p>1600</text:p>
              </table:table-cell>
              <table:table-cell office:value-type="float" office:value="583">
                <text:p>583</text:p>
              </table:table-cell>
              <table:table-cell office:value-type="float" office:value="1600">
                <text:p>16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11">
                <text:p>211</text:p>
              </table:table-cell>
              <table:table-cell office:value-type="float" office:value="1800">
                <text:p>1800</text:p>
              </table:table-cell>
              <table:table-cell office:value-type="float" office:value="748">
                <text:p>748</text:p>
              </table:table-cell>
              <table:table-cell office:value-type="float" office:value="1800">
                <text:p>18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66">
                <text:p>266</text:p>
              </table:table-cell>
              <table:table-cell office:value-type="float" office:value="2000">
                <text:p>2000</text:p>
              </table:table-cell>
              <table:table-cell office:value-type="float" office:value="942">
                <text:p>942</text:p>
              </table:table-cell>
              <table:table-cell office:value-type="float" office:value="2000">
                <text:p>2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6.453cm" svg:y="0.316cm" chart:style-name="ch2">
          <text:p>Pęk wyjściowy</text:p>
        </chart:title>
        <chart:legend chart:legend-position="end" svg:x="12.999cm" svg:y="3.707cm" style:legend-expansion="high" chart:style-name="ch3"/>
        <chart:plot-area chart:style-name="ch4" table:cell-range-address="results.B26:results.B35 results.A26:results.A26 results.E26:results.E35 results.A66:results.A66 results.E66:results.E75 results.D84:results.D84 results.D86:results.D105" chart:data-source-has-labels="row" svg:x="0.32cm" svg:y="1.275cm" svg:width="12.359cm" svg:height="7.553cm">
          <chart:coordinate-region svg:x="1.127cm" svg:y="1.475cm" svg:width="10.995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26:results.E35" chart:label-cell-address="results.A26:results.A26" chart:class="chart:scatter">
            <chart:domain table:cell-range-address="results.B26:results.B35"/>
            <chart:data-point chart:repeated="10"/>
          </chart:series>
          <chart:series chart:style-name="ch8" chart:values-cell-range-address="results.E66:results.E75" chart:label-cell-address="results.A66:results.A66" chart:class="chart:scatter">
            <chart:domain table:cell-range-address="results.B66:results.B75"/>
            <chart:data-point chart:repeated="10"/>
          </chart:series>
          <chart:series chart:style-name="ch9" chart:values-cell-range-address="results.D86:results.D105" chart:label-cell-address="results.D84:results.D84" chart:class="chart:scatter">
            <chart:domain table:cell-range-address="results.A86:results.A105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1</text:p>
                <draw:g>
                  <svg:desc>results.A26:results.A2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</text:p>
                <draw:g>
                  <svg:desc>results.A66:results.A6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,5E-2*n^2</text:p>
                <draw:g>
                  <svg:desc>results.D84:results.D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6:results.B35</svg:desc>
                </draw:g>
              </table:table-cell>
              <table:table-cell office:value-type="float" office:value="2">
                <text:p>2</text:p>
                <draw:g>
                  <svg:desc>results.E26:results.E35</svg:desc>
                </draw:g>
              </table:table-cell>
              <table:table-cell office:value-type="float" office:value="200">
                <text:p>200</text:p>
                <draw:g>
                  <svg:desc>results.B66:results.B75</svg:desc>
                </draw:g>
              </table:table-cell>
              <table:table-cell office:value-type="float" office:value="7">
                <text:p>7</text:p>
                <draw:g>
                  <svg:desc>results.E66:results.E75</svg:desc>
                </draw:g>
              </table:table-cell>
              <table:table-cell office:value-type="float" office:value="200">
                <text:p>200</text:p>
                <draw:g>
                  <svg:desc>results.A86:results.A105</svg:desc>
                </draw:g>
              </table:table-cell>
              <table:table-cell office:value-type="float" office:value="9">
                <text:p>9</text:p>
                <draw:g>
                  <svg:desc>results.D86:results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2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75">
                <text:p>75</text:p>
              </table:table-cell>
              <table:table-cell office:value-type="float" office:value="600">
                <text:p>6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135">
                <text:p>135</text:p>
              </table:table-cell>
              <table:table-cell office:value-type="float" office:value="800">
                <text:p>8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65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95">
                <text:p>95</text:p>
              </table:table-cell>
              <table:table-cell office:value-type="float" office:value="1200">
                <text:p>1200</text:p>
              </table:table-cell>
              <table:table-cell office:value-type="float" office:value="318">
                <text:p>318</text:p>
              </table:table-cell>
              <table:table-cell office:value-type="float" office:value="1200">
                <text:p>1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27">
                <text:p>127</text:p>
              </table:table-cell>
              <table:table-cell office:value-type="float" office:value="1400">
                <text:p>1400</text:p>
              </table:table-cell>
              <table:table-cell office:value-type="float" office:value="451">
                <text:p>451</text:p>
              </table:table-cell>
              <table:table-cell office:value-type="float" office:value="1400">
                <text:p>14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71">
                <text:p>171</text:p>
              </table:table-cell>
              <table:table-cell office:value-type="float" office:value="1600">
                <text:p>1600</text:p>
              </table:table-cell>
              <table:table-cell office:value-type="float" office:value="596">
                <text:p>596</text:p>
              </table:table-cell>
              <table:table-cell office:value-type="float" office:value="1600">
                <text:p>16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17">
                <text:p>217</text:p>
              </table:table-cell>
              <table:table-cell office:value-type="float" office:value="1800">
                <text:p>1800</text:p>
              </table:table-cell>
              <table:table-cell office:value-type="float" office:value="754">
                <text:p>754</text:p>
              </table:table-cell>
              <table:table-cell office:value-type="float" office:value="1800">
                <text:p>18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68">
                <text:p>268</text:p>
              </table:table-cell>
              <table:table-cell office:value-type="float" office:value="2000">
                <text:p>2000</text:p>
              </table:table-cell>
              <table:table-cell office:value-type="float" office:value="932">
                <text:p>932</text:p>
              </table:table-cell>
              <table:table-cell office:value-type="float" office:value="2000">
                <text:p>2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1d41a" draw:fill-color="#81d4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6.07cm" svg:y="0.316cm" chart:style-name="ch2">
          <text:p>Macierz incydencji</text:p>
        </chart:title>
        <chart:legend chart:legend-position="end" svg:x="11.808cm" svg:y="3.956cm" style:legend-expansion="high" chart:style-name="ch3"/>
        <chart:plot-area chart:style-name="ch4" table:cell-range-address="results.A86:results.A90 results.F1:results.F1 results.E86:results.E90 results.E84:results.E84" chart:data-source-has-labels="row" svg:x="0.32cm" svg:y="1.275cm" svg:width="11.168cm" svg:height="7.553cm">
          <chart:coordinate-region svg:x="1.312cm" svg:y="1.475cm" svg:width="9.619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86:results.E90" chart:label-cell-address="results.F1:results.F1" chart:class="chart:scatter">
            <chart:domain table:cell-range-address="results.A86:results.A90"/>
            <chart:data-point chart:repeated="5"/>
          </chart:series>
          <chart:series chart:style-name="ch8" chart:values-cell-range-address="results.E86:results.E90" chart:label-cell-address="results.E84:results.E84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incydencji</text:p>
                <draw:g>
                  <svg:desc>results.F1:results.F1</svg:desc>
                </draw:g>
              </table:table-cell>
              <table:table-cell office:value-type="string">
                <text:p>1,0E-1*n^3</text:p>
                <draw:g>
                  <svg:desc>results.E84:results.E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86:results.A90</svg:desc>
                </draw:g>
              </table:table-cell>
              <table:table-cell office:value-type="float" office:value="400">
                <text:p>400</text:p>
                <draw:g>
                  <svg:desc>results.E86:results.E90</svg:desc>
                </draw:g>
              </table:table-cell>
              <table:table-cell office:value-type="float" office:value="400">
                <text:p>400</text:p>
                <draw:g>
                  <svg:desc>results.E86:results.E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68cm" svg:height="10.628cm" xlink:href=".." xlink:type="simple" chart:class="chart:scatter" chart:style-name="ch1">
        <chart:title svg:x="5.295cm" svg:y="0.348cm" chart:style-name="ch2">
          <text:p>Czas wykonania algorytmu Dijkstry</text:p>
        </chart:title>
        <chart:subtitle svg:x="4.607cm" svg:y="1.339cm" chart:style-name="ch3">
          <text:p>Bez macierzy incydencji, stopień wypełnienia 0.5</text:p>
        </chart:subtitle>
        <chart:legend chart:legend-position="end" svg:x="13.97cm" svg:y="4.517cm" style:legend-expansion="high" chart:style-name="ch4"/>
        <chart:plot-area chart:style-name="ch5" table:cell-range-address="results.B26:results.B35 results.C25:results.E25 results.C66:results.E75" chart:data-source-has-labels="row" svg:x="1.366cm" svg:y="2.234cm" svg:width="12.249cm" svg:height="7.201cm">
          <chart:coordinate-region svg:x="2.173cm" svg:y="2.434cm" svg:width="10.885cm" svg:height="6.354cm"/>
          <chart:axis chart:dimension="x" chart:name="primary-x" chart:style-name="ch6">
            <chart:title svg:x="6.017cm" svg:y="9.647cm" chart:style-name="ch7">
              <text:p>rozmiar instancji [N]</text:p>
            </chart:title>
          </chart:axis>
          <chart:axis chart:dimension="y" chart:name="primary-y" chart:style-name="ch8">
            <chart:title svg:x="0.451cm" svg:y="7.373cm" chart:style-name="ch9">
              <text:p>czas wykonania [ms]</text:p>
            </chart:title>
            <chart:grid chart:style-name="ch10" chart:class="major"/>
          </chart:axis>
          <chart:series chart:style-name="ch11" chart:values-cell-range-address="results.C66:results.C75" chart:label-cell-address="results.C25:results.C25" chart:class="chart:scatter">
            <chart:domain table:cell-range-address="results.B26:results.B35"/>
            <chart:data-point chart:repeated="10"/>
          </chart:series>
          <chart:series chart:style-name="ch12" chart:values-cell-range-address="results.D66:results.D75" chart:label-cell-address="results.D25:results.D25" chart:class="chart:scatter">
            <chart:data-point chart:repeated="10"/>
          </chart:series>
          <chart:series chart:style-name="ch13" chart:values-cell-range-address="results.E66:results.E75" chart:label-cell-address="results.E25:results.E25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cierz sasiedztwa</text:p>
                <draw:g>
                  <svg:desc>results.C25:results.C25</svg:desc>
                </draw:g>
              </table:table-cell>
              <table:table-cell office:value-type="string">
                <text:p>lista sasiedztwa</text:p>
                <draw:g>
                  <svg:desc>results.D25:results.D25</svg:desc>
                </draw:g>
              </table:table-cell>
              <table:table-cell office:value-type="string">
                <text:p>pek wyjsciowy</text:p>
                <draw:g>
                  <svg:desc>results.E25:result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B26:results.B35</svg:desc>
                </draw:g>
              </table:table-cell>
              <table:table-cell office:value-type="float" office:value="8">
                <text:p>8</text:p>
                <draw:g>
                  <svg:desc>results.C66:results.C75</svg:desc>
                </draw:g>
              </table:table-cell>
              <table:table-cell office:value-type="float" office:value="7">
                <text:p>7</text:p>
                <draw:g>
                  <svg:desc>results.D66:results.D75</svg:desc>
                </draw:g>
              </table:table-cell>
              <table:table-cell office:value-type="float" office:value="7">
                <text:p>7</text:p>
                <draw:g>
                  <svg:desc>results.E66:results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33">
                <text:p>233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327">
                <text:p>327</text:p>
              </table:table-cell>
              <table:table-cell office:value-type="float" office:value="320">
                <text:p>3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472">
                <text:p>472</text:p>
              </table:table-cell>
              <table:table-cell office:value-type="float" office:value="448">
                <text:p>44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612">
                <text:p>612</text:p>
              </table:table-cell>
              <table:table-cell office:value-type="float" office:value="583">
                <text:p>58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783">
                <text:p>783</text:p>
              </table:table-cell>
              <table:table-cell office:value-type="float" office:value="748">
                <text:p>74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976">
                <text:p>976</text:p>
              </table:table-cell>
              <table:table-cell office:value-type="float" office:value="942">
                <text:p>942</text:p>
              </table:table-cell>
              <table:table-cell office:value-type="float" office:value="932">
                <text:p>9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18cm" svg:height="13.487cm" xlink:href=".." xlink:type="simple" chart:class="chart:scatter" chart:style-name="ch1">
        <chart:title svg:x="7.931cm" svg:y="0.405cm" chart:style-name="ch2">
          <text:p>Objętość pamięciowa grafów</text:p>
        </chart:title>
        <chart:subtitle svg:x="8.394cm" svg:y="1.453cm" chart:style-name="ch3">
          <text:p>Wielkość instancji N = 1000</text:p>
        </chart:subtitle>
        <chart:legend chart:legend-position="end" svg:x="17.92cm" svg:y="5.946cm" style:legend-expansion="high" chart:style-name="ch4"/>
        <chart:plot-area chart:style-name="ch5" table:cell-range-address="results.A124:results.A128 results.D103:results.D103 results.D124:results.D128 results.F103:results.F103 results.F124:results.F128 results.H103:results.H103 results.H124:results.H128" chart:data-source-has-labels="row" svg:x="1.445cm" svg:y="2.405cm" svg:width="16.041cm" svg:height="9.832cm">
          <chart:coordinate-region svg:x="2.437cm" svg:y="2.604cm" svg:width="14.718cm" svg:height="8.986cm"/>
          <chart:axis chart:dimension="x" chart:name="primary-x" chart:style-name="ch6">
            <chart:title svg:x="7.966cm" svg:y="12.506cm" chart:style-name="ch7">
              <text:p>stopień wypełnienia</text:p>
            </chart:title>
          </chart:axis>
          <chart:axis chart:dimension="y" chart:name="primary-y" chart:style-name="ch8">
            <chart:title svg:x="0.451cm" svg:y="9.058cm" chart:style-name="ch9">
              <text:p>rozmiar w pamięci [KiB]</text:p>
            </chart:title>
            <chart:grid chart:style-name="ch10" chart:class="major"/>
          </chart:axis>
          <chart:series chart:style-name="ch11" chart:values-cell-range-address="results.D124:results.D128" chart:label-cell-address="results.D103:results.D103" chart:class="chart:scatter">
            <chart:domain table:cell-range-address="results.A124:results.A128"/>
            <chart:data-point chart:repeated="5"/>
          </chart:series>
          <chart:series chart:style-name="ch12" chart:values-cell-range-address="results.F124:results.F128" chart:label-cell-address="results.F103:results.F103" chart:class="chart:scatter">
            <chart:data-point chart:repeated="5"/>
          </chart:series>
          <chart:series chart:style-name="ch13" chart:values-cell-range-address="results.H124:results.H128" chart:label-cell-address="results.H103:results.H10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sasiedztwa</text:p>
                <draw:g>
                  <svg:desc>results.D103:results.D103</svg:desc>
                </draw:g>
              </table:table-cell>
              <table:table-cell office:value-type="string">
                <text:p>lista sasiedztwa</text:p>
                <draw:g>
                  <svg:desc>results.F103:results.F103</svg:desc>
                </draw:g>
              </table:table-cell>
              <table:table-cell office:value-type="string">
                <text:p>pek wyjsciowy</text:p>
                <draw:g>
                  <svg:desc>results.H103:results.H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results.A124:results.A128</svg:desc>
                </draw:g>
              </table:table-cell>
              <table:table-cell office:value-type="float" office:value="4000">
                <text:p>4000</text:p>
                <draw:g>
                  <svg:desc>results.D124:results.D128</svg:desc>
                </draw:g>
              </table:table-cell>
              <table:table-cell office:value-type="float" office:value="1553.904">
                <text:p>1553.904</text:p>
                <draw:g>
                  <svg:desc>results.F124:results.F128</svg:desc>
                </draw:g>
              </table:table-cell>
              <table:table-cell office:value-type="float" office:value="1537.904">
                <text:p>1537.904</text:p>
                <draw:g>
                  <svg:desc>results.H124:results.H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4000">
                <text:p>4000</text:p>
              </table:table-cell>
              <table:table-cell office:value-type="float" office:value="2911.408">
                <text:p>2911.408</text:p>
              </table:table-cell>
              <table:table-cell office:value-type="float" office:value="2895.408">
                <text:p>2895.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4000">
                <text:p>4000</text:p>
              </table:table-cell>
              <table:table-cell office:value-type="float" office:value="4102.96">
                <text:p>4102.96</text:p>
              </table:table-cell>
              <table:table-cell office:value-type="float" office:value="4086.96">
                <text:p>4086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4000">
                <text:p>4000</text:p>
              </table:table-cell>
              <table:table-cell office:value-type="float" office:value="5149.984">
                <text:p>5149.984</text:p>
              </table:table-cell>
              <table:table-cell office:value-type="float" office:value="5133.984">
                <text:p>5133.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000">
                <text:p>4000</text:p>
              </table:table-cell>
              <table:table-cell office:value-type="float" office:value="6021.184">
                <text:p>6021.184</text:p>
              </table:table-cell>
              <table:table-cell office:value-type="float" office:value="6005.184">
                <text:p>6005.1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